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33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34.1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liv_filtru" table:style-name="ta1">
        <table:shapes>
          <draw:frame draw:z-index="0" draw:style-name="gr1" draw:text-style-name="P1" svg:width="235.33mm" svg:height="97.47mm" svg:x="81.77mm" svg:y="0.54mm">
            <loext:p draw:notify-on-update-of-ranges="vliv_filtru.A2:vliv_filtru.A25 vliv_filtru.B1:vliv_filtru.B1 vliv_filtru.B2:vliv_filtru.B25 vliv_filtru.A2:vliv_filtru.A25 vliv_filtru.C1:vliv_filtru.C1 vliv_filtru.C2:vliv_filtru.C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Poruch filtru</text:p>
          </table:table-cell>
          <table:table-cell office:value-type="string" calcext:value-type="string">
            <text:p>Čokoládových výrobků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92" calcext:value-type="float">
            <text:p>0.09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88" calcext:value-type="float">
            <text:p>0.08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5:10:07.569702522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6T15:11:40.615170268</dc:date>
    <meta:editing-duration>PT12M34S</meta:editing-duration>
    <meta:editing-cycles>3</meta:editing-cycles>
    <meta:generator>LibreOffice/5.1.6.2$Linux_X86_64 LibreOffice_project/10m0$Build-2</meta:generator>
    <meta:document-statistic meta:table-count="1" meta:cell-count="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534cm" svg:height="9.748cm" xlink:href=".." xlink:type="simple" chart:class="chart:scatter" chart:style-name="ch1">
        <chart:legend chart:legend-position="end" svg:x="18.697cm" svg:y="4.326cm" style:legend-expansion="high" chart:style-name="ch2"/>
        <chart:plot-area chart:style-name="ch3" table:cell-range-address="vliv_filtru.A2:vliv_filtru.C25 vliv_filtru.B1:vliv_filtru.C1" chart:data-source-has-labels="row" svg:x="1.481cm" svg:y="0.194cm" svg:width="16.746cm" svg:height="8.379cm">
          <chartooo:coordinate-region svg:x="2.208cm" svg:y="0.394cm" svg:width="15.832cm" svg:height="7.532cm"/>
          <chart:axis chart:dimension="x" chart:name="primary-x" chart:style-name="ch4">
            <chart:title svg:x="8.566cm" svg:y="8.767cm" chart:style-name="ch5">
              <text:p>Čas (v hodinách)</text:p>
            </chart:title>
          </chart:axis>
          <chart:axis chart:dimension="y" chart:name="primary-y" chart:style-name="ch4">
            <chart:title svg:x="0.451cm" svg:y="7.232cm" chart:style-name="ch6">
              <text:p>Počet výrobků (v tunách), počet poruch</text:p>
            </chart:title>
            <chart:grid chart:style-name="ch7" chart:class="major"/>
          </chart:axis>
          <chart:series chart:style-name="ch8" chart:values-cell-range-address="vliv_filtru.B2:vliv_filtru.B25" chart:label-cell-address="vliv_filtru.B1:vliv_filtru.B1" chart:class="chart:scatter">
            <chart:domain table:cell-range-address="vliv_filtru.A2:vliv_filtru.A25"/>
            <chart:data-point chart:repeated="24"/>
          </chart:series>
          <chart:series chart:style-name="ch9" chart:values-cell-range-address="vliv_filtru.C2:vliv_filtru.C25" chart:label-cell-address="vliv_filtru.C1:vliv_filtru.C1" chart:class="chart:scatte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A</text:p>
              </table:table-cell>
              <table:table-cell office:value-type="string">
                <text:p>Poruch filtru</text:p>
                <draw:g>
                  <svg:desc>vliv_filtru.B1:vliv_filtru.B1</svg:desc>
                </draw:g>
              </table:table-cell>
              <table:table-cell office:value-type="string">
                <text:p>Čokoládových výrobků</text:p>
                <draw:g>
                  <svg:desc>vliv_filtru.C1:vliv_filtru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vliv_filtru.A2:vliv_filtru.A25</svg:desc>
                </draw:g>
              </table:table-cell>
              <table:table-cell office:value-type="float" office:value="0">
                <text:p>0</text:p>
                <draw:g>
                  <svg:desc>vliv_filtru.B2:vliv_filtru.B25</svg:desc>
                </draw:g>
              </table:table-cell>
              <table:table-cell office:value-type="float" office:value="0.078">
                <text:p>0.078</text:p>
                <draw:g>
                  <svg:desc>vliv_filtru.C2:vliv_filtru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